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avy Cruiser (Cerberus/RSN)<text:tab/><text:tab/><text:span text:style-name="T2">3</text:span><text:tab/><text:tab/>270<text:tab/>300</text:p>
      <text:p text:style-name="Standard"><text:tab/>Torpedo Spook<text:tab/><text:tab/><text:tab/><text:tab/><text:tab/>15</text:p>
      <text:p text:style-name="Standard"><text:tab/>Precision Strike<text:tab/><text:tab/><text:tab/><text:tab/><text:tab/>15<text:tab/></text:p>
      <text:p text:style-name="Standard">Frigate<text:tab/><text:tab/><text:tab/><text:tab/><text:tab/><text:tab/><text:span text:style-name="T2">4</text:span><text:tab/><text:tab/>80<text:tab/>100</text:p>
      <text:p text:style-name="Standard"><text:tab/>Wings<text:tab/>(Nidus/Relthoza)<text:tab/><text:tab/>4<text:tab/><text:tab/>20</text:p>
      <text:p text:style-name="Standard"><text:tab/><text:tab/>Interceptors<text:tab/><text:tab/><text:tab/>4<text:tab/><text:tab/></text:p>
      <text:p text:style-name="Standard">Frigate<text:tab/><text:tab/><text:tab/><text:tab/><text:tab/><text:tab/><text:span text:style-name="T2">4</text:span><text:tab/><text:tab/>80<text:tab/>100</text:p>
      <text:p text:style-name="Standard"><text:tab/>Wings<text:tab/>(Nidus/Relthoza)<text:tab/><text:tab/>4<text:tab/><text:tab/>20</text:p>
      <text:p text:style-name="Standard"><text:tab/><text:tab/>Interceptors<text:tab/><text:tab/><text:tab/>4<text:tab/><text:tab/></text:p>
      <text:p text:style-name="Standard">Heavy Cruiser (Huntsman/Relthoza)<text:tab/><text:tab/><text:span text:style-name="T2">3</text:span><text:tab/><text:tab/>270<text:tab/>300</text:p>
      <text:p text:style-name="Standard"><text:tab/>Corrosive<text:tab/><text:tab/><text:tab/><text:tab/><text:tab/><text:tab/>30</text:p>
      <text:p text:style-name="Standard">DreadNought<text:tab/><text:tab/><text:tab/><text:tab/><text:tab/><text:span text:style-name="T2">1</text:span><text:tab/><text:tab/>270<text:tab/>400</text:p>
      <text:p text:style-name="Standard"><text:tab/>+3 AP<text:tab/><text:tab/><text:tab/><text:tab/><text:tab/><text:tab/><text:tab/>10</text:p>
      <text:p text:style-name="Standard"><text:tab/>+3 Wings<text:tab/><text:tab/><text:tab/><text:tab/><text:tab/><text:tab/>5</text:p>
      <text:p text:style-name="Standard"><text:tab/>Stealth Systems<text:tab/><text:tab/><text:tab/><text:tab/><text:tab/>15</text:p>
      <text:p text:style-name="Standard"><text:tab/>Point Defense Barrage<text:tab/><text:tab/><text:tab/><text:tab/>5</text:p>
      <text:p text:style-name="Standard"><text:tab/>Manoeuvrable<text:tab/><text:tab/><text:tab/><text:tab/><text:tab/><text:tab/>5</text:p>
      <text:p text:style-name="Standard"><text:tab/>Corrosive<text:tab/><text:tab/><text:tab/><text:tab/><text:tab/><text:tab/>15</text:p>
      <text:p text:style-name="Standard"><text:tab/>Wings<text:tab/><text:tab/><text:tab/><text:tab/><text:tab/>5<text:tab/><text:tab/>25</text:p>
      <text:p text:style-name="Standard"><text:tab/><text:tab/>repair Craft<text:tab/><text:tab/> <text:tab/>3</text:p>
      <text:p text:style-name="Standard"><text:tab/><text:tab/>interceptors<text:tab/><text:tab/><text:tab/>2</text:p>
      <text:p text:style-name="Standard"><text:tab/><text:tab/>Siren Escorts<text:tab/><text:tab/><text:tab/>2<text:tab/><text:tab/>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ezzant</meta:initial-creator>
    <meta:creation-date>2015-08-11T22:27:09</meta:creation-date>
    <meta:document-statistic meta:table-count="0" meta:image-count="0" meta:object-count="0" meta:page-count="1" meta:paragraph-count="22" meta:word-count="73" meta:character-count="514"/>
    <dc:date>2015-08-11T23:06:41</dc:date>
    <dc:creator>Justin Bezzant</dc:creator>
    <meta:editing-duration>PT8M52S</meta:editing-duration>
    <meta:editing-cycles>1</meta:editing-cycles>
    <meta:generator>OpenOffice/4.1.1$Unix OpenOffice.org_project/411m6$Build-9775</meta:generator>
  </office:meta>
</office:document-meta>
</file>